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/>
    </style:style>
    <style:style style:name="P2" style:family="paragraph" style:parent-style-name="Standard">
      <style:text-properties style:font-name="Bitstream Vera Sans Mono" fo:font-weight="bold" style:font-weight-asian="bold" style:font-weight-complex="bold"/>
    </style:style>
    <style:style style:name="P3" style:family="paragraph" style:parent-style-name="Standard">
      <style:text-properties style:font-name="Bitstream Vera Sans Mono" officeooo:paragraph-rsid="001e30b9"/>
    </style:style>
    <style:style style:name="P4" style:family="paragraph" style:parent-style-name="Standard">
      <style:paragraph-properties fo:break-before="page"/>
      <style:text-properties style:font-name="Bitstream Vera Sans Mon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n 1 ./sdcel gadm/edges_P2K /home/acald013/Test/edges_P2K 1e-8</text:p>
      <text:p text:style-name="P1">2021-05-10 11:36:01,310|0|Starting session...</text:p>
      <text:p text:style-name="P1">2021-05-10 11:36:15,055|13745|application_1615435002078_0468|org.apache.spark.deploy.SparkSubmit --master yarn --deploy-mode client --conf spark.sparkmeasure.outputFilename=/tmp/metrics_1620671758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2K/edgesA --input2 gadm/edges_P2K/edgesB --quadtree /home/acald013/Test/edges_P2K/quadtree.wkt --boundary /home/acald013/Test/edges_P2K/boundary.wkt --tolerance 1e-8</text:p>
      <text:p text:style-name="P1">2021-05-10 11:36:15,055|13745|Scale: 1.0E8</text:p>
      <text:p text:style-name="P1">2021-05-10 11:36:15,512|14202|Saved /tmp/edgesCells_P2K.tsv in 0.01s [6304 records].</text:p>
      <text:p text:style-name="P2">2021-05-10 11:36:15,512|14202|application_1615435002078_0468|npartitions=6304</text:p>
      <text:p text:style-name="P1">2021-05-10 11:36:15,512|14202|application_1615435002078_0468|Starting session... Done!</text:p>
      <text:p text:style-name="P1">2021-05-10 11:36:42,190|40880|application_1615435002078_0468|nEdgesA=32705781</text:p>
      <text:p text:style-name="P1">2021-05-10 11:36:46,510|45200|Saved /tmp/cellsA_P2K in 0.01s [6304 records].</text:p>
      <text:p text:style-name="P1">2021-05-10 11:37:00,181|58871|application_1615435002078_0468|nEdgesB=37614504</text:p>
      <text:p text:style-name="P1">2021-05-10 11:37:00,182|58872|application_1615435002078_0468|Reading data... Done!</text:p>
      <text:p text:style-name="P1">2021-05-10 11:37:03,888|62578|Saved /tmp/cellsB_P2K in 0.01s [6304 records].</text:p>
      <text:p text:style-name="P1">2021-05-10 11:37:03,936|62626|application_1615435002078_0468|Getting LDCELs for A... done!</text:p>
      <text:p text:style-name="P1">2021-05-10 11:37:03,980|62670|application_1615435002078_0468|Getting LDCELs for B... done!</text:p>
      <text:p text:style-name="P1">2021-05-10 11:40:37,322|276012|application_1615435002078_0468|Merging DCELs... done!</text:p>
      <text:p text:style-name="P1"/>
      <text:p text:style-name="P4"><text:span text:style-name="T1">Run 1 ./sdcel gadm/edges_P8K /home/acald013/Test/edges_P8K 1e-8</text:span></text:p>
      <text:p text:style-name="P1">2021-05-10 11:48:59,394|0|Starting session...</text:p>
      <text:p text:style-name="P3">2021-05-10 11:49:13,320|13926|application_1615435002078_0471|org.apache.spark.deploy.SparkSubmit --master yarn --deploy-mode client --conf spark.sparkmeasure.outputFilename=/tmp/metrics_1620672536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8K/edgesA --input2 gadm/edges_P8K/edgesB --quadtree </text:p>
      <text:p text:style-name="P3">/home/acald013/Test/edges_P8K/quadtree.wkt --boundary /home/acald013/Test/edges_P8K/boundary.wkt --tolerance 1e-8</text:p>
      <text:p text:style-name="P1">2021-05-10 11:49:13,320|13926|Scale: 1.0E8</text:p>
      <text:p text:style-name="P1">2021-05-10 11:49:14,388|14994|Saved /tmp/edgesCells_P8K.tsv in 0.05s [25087 records].</text:p>
      <text:p text:style-name="P2">2021-05-10 11:49:14,388|14994|application_1615435002078_0471|npartitions=25087</text:p>
      <text:p text:style-name="P1">2021-05-10 11:49:14,388|14994|application_1615435002078_0471|Starting session... Done!</text:p>
      <text:p text:style-name="P1">2021-05-10 11:50:27,369|87975|application_1615435002078_0471|nEdgesA=32755730</text:p>
      <text:p text:style-name="P1">2021-05-10 11:51:01,612|122218|Saved /tmp/cellsA_P8K.tsv in 0.04s [25087 records].</text:p>
      <text:p text:style-name="P1">2021-05-10 11:52:05,704|186310|application_1615435002078_0471|nEdgesB=37672702</text:p>
      <text:p text:style-name="P1">2021-05-10 11:52:05,704|186310|application_1615435002078_0471|Reading data... Done!</text:p>
      <text:p text:style-name="P1">2021-05-10 11:52:40,525|221131|Saved /tmp/cellsB_P8K.tsv in 0.04s [25087 records].</text:p>
      <text:p text:style-name="P1">2021-05-10 11:52:40,743|221349|application_1615435002078_0471|Getting LDCELs for A... done!</text:p>
      <text:p text:style-name="P1">2021-05-10 11:52:40,928|221534|application_1615435002078_0471|Getting LDCELs for B... done!</text:p>
      <text:p text:style-name="P1">2021-05-10 11:54:39,047|339653|application_1615435002078_0471|Merging DCELs... done!</text:p>
      <text:p text:style-name="P1"/>
      <text:p text:style-name="P4"><text:span text:style-name="T1">Run 1 ./sdcel gadm/edges_P14K /home/acald013/Test/edges_P14K 1e-8</text:span></text:p>
      <text:p text:style-name="P1">2021-05-10 12:10:20,681|0|Starting session...</text:p>
      <text:p text:style-name="P1">2021-05-10 12:10:35,909|15228|application_1615435002078_0474|org.apache.spark.deploy.SparkSubmit --master yarn --deploy-mode client --conf spark.sparkmeasure.outputFilename=/tmp/metrics_1620673817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14K/edgesA --input2 gadm/edges_P14K/edgesB --quadtree /home/acald013/Test/edges_P14K/quadtree.wkt --boundary /home/acald013/Test/edges_P14K/boundary.wkt --tolerance 1e-8</text:p>
      <text:p text:style-name="P1">2021-05-10 12:10:35,910|15229|Scale: 1.0E8</text:p>
      <text:p text:style-name="P1">2021-05-10 12:10:37,456|16775|Saved /tmp/edgesCells_P14K.tsv in 0.08s [44389 records].</text:p>
      <text:p text:style-name="P2">2021-05-10 12:10:37,457|16776|application_1615435002078_0474|npartitions=44389</text:p>
      <text:p text:style-name="P1">2021-05-10 12:10:37,457|16776|application_1615435002078_0474|Starting session... Done!</text:p>
      <text:p text:style-name="P1">2021-05-10 12:12:37,526|136845|application_1615435002078_0474|nEdgesA=32794587</text:p>
      <text:p text:style-name="P1">2021-05-10 12:14:19,504|238823|Saved /tmp/cellsA_P14K.tsv in 0.07s [44389 records].</text:p>
      <text:p text:style-name="P1">2021-05-10 12:16:14,294|353613|application_1615435002078_0474|nEdgesB=37717198</text:p>
      <text:p text:style-name="P1">2021-05-10 12:16:14,294|353613|application_1615435002078_0474|Reading data... Done!</text:p>
      <text:p text:style-name="P1">2021-05-10 12:17:54,738|454057|Saved /tmp/cellsB_P14K.tsv in 0.08s [44389 records].</text:p>
      <text:p text:style-name="P1">2021-05-10 12:17:55,075|454394|application_1615435002078_0474|Getting LDCELs for A... done!</text:p>
      <text:p text:style-name="P1">2021-05-10 12:17:55,393|454712|application_1615435002078_0474|Getting LDCELs for B... done!</text:p>
      <text:p text:style-name="P1">2021-05-10 12:20:38,446|617765|application_1615435002078_0474|Merging DCELs... don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1:55:30.484424629</meta:creation-date>
    <dc:date>2021-05-11T12:01:24.640865939</dc:date>
    <meta:editing-duration>PT5M5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3" meta:paragraph-count="46" meta:word-count="360" meta:character-count="6304" meta:non-whitespace-character-count="6043"/>
  </office:meta>
</office:document-meta>
</file>